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, 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80e1e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80e1e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let me know in advance for further meeting</text:p>
      <text:p text:style-name="P1">please tell me the job designation</text:p>
      <text:p text:style-name="P1">if possible please tell me what is this abo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, 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5:46:38.660211933</meta:creation-date>
    <dc:date>2022-06-08T13:23:23.967514536</dc:date>
    <meta:editing-duration>PT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4" meta:character-count="128" meta:non-whitespace-character-count="107"/>
  </office:meta>
</office:document-meta>
</file>